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ngs to find out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2T19:52:53.56</meta:creation-date>
    <dc:date>2016-10-25T10:06:21.92</dc:date>
    <meta:editing-duration>PT1M3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4" meta:character-count="20"/>
  </office:meta>
</office:document-meta>
</file>